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11bd65" officeooo:paragraph-rsid="0011bd65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officeooo:paragraph-rsid="0015be1a"/>
    </style:style>
    <style:style style:name="P4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rsid="0015be1a" officeooo:paragraph-rsid="0015be1a"/>
    </style:style>
    <style:style style:name="P5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6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abcf7" officeooo:paragraph-rsid="001abcf7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1abcf7" officeooo:paragraph-rsid="001abcf7" style:text-blinking="false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officeooo:rsid="001abcf7" officeooo:paragraph-rsid="001abcf7"/>
    </style:style>
    <style:style style:name="P1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4c3b" officeooo:paragraph-rsid="00204c3b"/>
    </style:style>
    <style:style style:name="P17" style:family="paragraph" style:parent-style-name="Text_20_body" style:list-style-name="L4">
      <style:paragraph-properties fo:margin-top="0cm" fo:margin-bottom="0.423cm" loext:contextual-spacing="false" fo:orphans="2" fo:widows="2"/>
      <style:text-properties officeooo:paragraph-rsid="00198896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0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1" style:family="paragraph" style:parent-style-name="Text_20_body" style:list-style-name="L6">
      <style:paragraph-properties fo:margin-top="0cm" fo:margin-bottom="0cm" loext:contextual-spacing="false" fo:orphans="2" fo:widows="2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P22" style:family="paragraph" style:parent-style-name="Text_20_body" style:list-style-name="L2">
      <style:paragraph-properties fo:margin-top="0cm" fo:margin-bottom="0cm" loext:contextual-spacing="false" fo:orphans="2" fo:widows="2"/>
      <style:text-properties officeooo:paragraph-rsid="0013fb59"/>
    </style:style>
    <style:style style:name="P23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6a737d" style:font-name="apple-system" fo:font-size="12pt" fo:letter-spacing="normal" fo:font-style="normal" fo:font-weight="normal" officeooo:rsid="00204c3b" officeooo:paragraph-rsid="00204c3b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5345f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98896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98896" style:font-weight-asian="normal" style:font-weight-complex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1abcf7" style:font-weight-asian="normal" style:font-weight-complex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21a587" style:font-weight-asian="normal" style:font-weight-complex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1abcf7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1bf44e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officeooo:rsid="0013fb59"/>
    </style:style>
    <style:style style:name="T11" style:family="text">
      <style:text-properties fo:font-variant="normal" fo:text-transform="none" fo:color="#24292e" style:font-name="apple-system" fo:letter-spacing="normal" fo:font-style="normal" fo:font-weight="bold"/>
    </style:style>
    <style:style style:name="T12" style:family="text">
      <style:text-properties fo:font-variant="normal" fo:text-transform="none" fo:color="#24292e" style:font-name="apple-system" fo:letter-spacing="normal" fo:font-style="normal" fo:font-weight="bold" officeooo:rsid="00184559"/>
    </style:style>
    <style:style style:name="T13" style:family="text">
      <style:text-properties officeooo:rsid="0012cf19"/>
    </style:style>
    <style:style style:name="T14" style:family="text">
      <style:text-properties officeooo:rsid="0013fb59"/>
    </style:style>
    <style:style style:name="T15" style:family="text">
      <style:text-properties officeooo:rsid="00198896"/>
    </style:style>
    <style:style style:name="T16" style:family="text">
      <style:text-properties officeooo:rsid="001abcf7"/>
    </style:style>
    <style:style style:name="T17" style:family="text">
      <style:text-properties officeooo:rsid="001bf44e"/>
    </style:style>
    <style:style style:name="T18" style:family="text">
      <style:text-properties officeooo:rsid="001e2288"/>
    </style:style>
    <style:style style:name="T19" style:family="text">
      <style:text-properties officeooo:rsid="00204c3b"/>
    </style:style>
    <style:style style:name="T20" style:family="text">
      <style:text-properties officeooo:rsid="0021a587"/>
    </style:style>
    <style:style style:name="T21" style:family="text">
      <style:text-properties officeooo:rsid="0023dfa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ide Pro<text:span text:style-name="T18">j</text:span>ect</text:h>
      <text:p text:style-name="P23">Carreras de caballos</text:p>
      <text:h text:style-name="P2" text:outline-level="2"><text:bookmark text:name="user-content-objetivos-personales"/>Objetivos personales</text:h>
      <text:p text:style-name="P7">Mis objetivos personales con este proyecto son:</text:p>
      <text:list xml:id="list3544127674" text:style-name="L1">
        <text:list-item>
          <text:p text:style-name="P12">Mejorar mis conocimientos de <text:span text:style-name="T13">maquetación con </text:span>CSS:</text:p>
        </text:list-item>
        <text:list-item>
          <text:p text:style-name="P16">(usar tablas)</text:p>
        </text:list-item>
        <text:list-item>
          <text:p text:style-name="P12">Mejorar mis conocimientos de JavaScript y React:</text:p>
          <text:list>
            <text:list-item>
              <text:p text:style-name="P18">Manejo de arr<text:span text:style-name="T19">a</text:span>ys y objetos.</text:p>
            </text:list-item>
            <text:list-item>
              <text:p text:style-name="P18">Realización de llamadas a un API en serie o en paralelo.</text:p>
            </text:list-item>
            <text:list-item>
              <text:p text:style-name="P18">Realizar una interfaz de usuario dinámica.</text:p>
            </text:list-item>
          </text:list>
        </text:list-item>
      </text:list>
      <text:h text:style-name="P2" text:outline-level="2"><text:bookmark text:name="user-content-objetivo-del-proyecto"/>Objetivo del proyecto</text:h>
      <text:p text:style-name="P7"><text:span text:style-name="T20">Funcionalidad: </text:span>Me gustaría tener una aplicación web <text:span text:style-name="T13">que </text:span>me facilitara <text:span text:style-name="T20">pronosticar mi siguiente apuesta con</text:span> las siguientes características:</text:p>
      <text:list xml:id="list3529379846" text:style-name="L2">
        <text:list-item>
          <text:p text:style-name="P13">Quiero una interfaz de usuario:</text:p>
          <text:list>
            <text:list-item>
              <text:p text:style-name="P19">que me muestre <text:span text:style-name="T14">una tabla por caballo con sus últimas actuaciones y más info.</text:span></text:p>
            </text:list-item>
            <text:list-item>
              <text:p text:style-name="P22"><text:span text:style-name="T10">que me muestre un cuadro de búsqueda por nombre</text:span></text:p>
            </text:list-item>
          </text:list>
        </text:list-item>
      </text:list>
      <text:h text:style-name="P3" text:outline-level="2"><text:bookmark text:name="user-content-fases-del-proyecto"/><text:span text:style-name="T11">Fases del proyect</text:span><text:span text:style-name="T12">o</text:span></text:h>
      <text:p text:style-name="P4">Fase 1:</text:p>
      <text:h text:style-name="P5" text:outline-level="4"><text:bookmark text:name="user-content-descripción"/>Descripción</text:h>
      <text:p text:style-name="P10"><text:span text:style-name="T1">Ahora tengo que </text:span><text:span text:style-name="Strong_20_Emphasis"><text:span text:style-name="T5">hacer </text:span></text:span><text:span text:style-name="Strong_20_Emphasis"><text:span text:style-name="T6">un cuadro con </text:span></text:span><text:span text:style-name="Strong_20_Emphasis"><text:span text:style-name="T7">un</text:span></text:span><text:span text:style-name="Strong_20_Emphasis"><text:span text:style-name="T6"> input y </text:span></text:span><text:span text:style-name="Strong_20_Emphasis"><text:span text:style-name="T5">un botón de búsqueda</text:span></text:span><text:span text:style-name="T1">.</text:span></text:p>
      <text:p text:style-name="P7">Para lo cual quiero:</text:p>
      <text:list xml:id="list3152507464" text:style-name="L3">
        <text:list-item>
          <text:p text:style-name="P14">Obtener los datos de<text:span text:style-name="T15">l</text:span> servidor.</text:p>
        </text:list-item>
        <text:list-item>
          <text:p text:style-name="P14">Pintar los resultados en <text:span text:style-name="T20">tablas</text:span>.</text:p>
        </text:list-item>
      </text:list>
      <text:h text:style-name="P5" text:outline-level="4"><text:bookmark text:name="user-content-requisitos-técnicos"/><text:soft-page-break/>Requisitos técnicos</text:h>
      <text:p text:style-name="P7">Voy a necesitar:</text:p>
      <text:list xml:id="list874221607" text:style-name="L4">
        <text:list-item>
          <text:p text:style-name="P17"><text:span text:style-name="T1">Un fetch para coger los datos de un servidor.</text:span></text:p>
        </text:list-item>
        <text:list-item>
          <text:p text:style-name="P15">Manejo de arrays para <text:span text:style-name="T15">pintar los datos</text:span>.</text:p>
        </text:list-item>
        <text:list-item>
          <text:p text:style-name="P15"><text:span text:style-name="T15">M</text:span>aquetación <text:span text:style-name="T15">(con tablas)</text:span>.</text:p>
        </text:list-item>
      </text:list>
      <text:h text:style-name="P6" text:outline-level="3"><text:bookmark text:name="user-content-2-prototipo"/>2. Prototipo</text:h>
      <text:h text:style-name="P6" text:outline-level="3"><text:bookmark text:name="user-content-3-planificación"/>3. Planificación</text:h>
      <text:p text:style-name="P10"><text:span text:style-name="T1">Tareas de la fase 1: </text:span><text:span text:style-name="T8">(to do)</text:span></text:p>
      <text:p text:style-name="P8">1. Crear la estructura básica del proyecto.</text:p>
      <text:p text:style-name="P11"><text:span text:style-name="T1">2. </text:span><text:span text:style-name="T9">Realizar la petición al servidor</text:span><text:span text:style-name="T1">.</text:span></text:p>
      <text:p text:style-name="P11"><text:span text:style-name="T1">3. </text:span><text:span text:style-name="T9">Pintar los datos en pantalla.</text:span></text:p>
      <text:p text:style-name="P9">4. <text:span text:style-name="T17">Maquetar.</text:span></text:p>
      <text:h text:style-name="P6" text:outline-level="3"><text:bookmark text:name="user-content-4-desarrolla"/>4. Desarrolla</text:h>
      <text:h text:style-name="P6" text:outline-level="3"><text:bookmark text:name="user-content-5-feedback-y-valoración"/>5. Feedback y valoración</text:h>
      <text:p text:style-name="P7">Para saber si he cumplido mi objetivo voy a:</text:p>
      <text:list xml:id="list2543157486" text:style-name="L5">
        <text:list-item>
          <text:p text:style-name="P20">Probar la aplicación con datos de entrada correctos.</text:p>
        </text:list-item>
        <text:list-item>
          <text:p text:style-name="P20">Probar la aplicación con datos de entrada incorrectos.</text:p>
        </text:list-item>
        <text:list-item>
          <text:p text:style-name="P20">Voy a enseñárselo a la profesora de Adalab para que me d<text:span text:style-name="T21">é</text:span> feedback.</text:p>
        </text:list-item>
      </text:list>
      <text:list xml:id="list2594048758" text:style-name="L6">
        <text:list-header>
          <text:p text:style-name="P2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8:01:26.077437940</meta:creation-date>
    <dc:date>2020-01-14T16:15:33.420286131</dc:date>
    <meta:editing-duration>PT2H51M2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253" meta:character-count="1429" meta:non-whitespace-character-count="1234"/>
  </office:meta>
</office:document-meta>
</file>